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1.2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1.7cm" svg:height="0.6cm" svg:x="1.9cm" svg:y="1.8cm">
          <text:p text:style-name="P1">1 TD+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7cm" svg:height="0.6cm" svg:x="1.9cm" svg:y="2.4cm">
          <text:p text:style-name="P1">2 TD-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7cm" svg:height="0.6cm" svg:x="1.9cm" svg:y="3cm">
          <text:p text:style-name="P1">3RD+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cm" svg:height="0.6cm" svg:x="1.9cm" svg:y="3.6cm">
          <text:p text:style-name="P1">4 <text:s text:c="6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cm" svg:height="0.6cm" svg:x="1.9cm" svg:y="4.2cm">
          <text:p text:style-name="P1">5 <text:s text:c="6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7cm" svg:height="0.6cm" svg:x="1.9cm" svg:y="4.8cm">
          <text:p text:style-name="P1">6 RD-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cm" svg:height="0.6cm" svg:x="1.9cm" svg:y="5.4cm">
          <text:p text:style-name="P1">7 <text:s text:c="6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cm" svg:height="0.6cm" svg:x="1.9cm" svg:y="6cm">
          <text:p text:style-name="P1">8 <text:s text:c="5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7cm" svg:height="0.6cm" svg:x="6.897cm" svg:y="1.8cm">
          <text:p text:style-name="P1">1 RD+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7cm" svg:height="0.6cm" svg:x="6.897cm" svg:y="2.4cm">
          <text:p text:style-name="P1">2 RD-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7cm" svg:height="0.6cm" svg:x="6.897cm" svg:y="3cm">
          <text:p text:style-name="P1">3 TD+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cm" svg:height="0.6cm" svg:x="6.897cm" svg:y="3.6cm">
          <text:p text:style-name="P1">4 <text:s text:c="6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cm" svg:height="0.6cm" svg:x="6.897cm" svg:y="4.2cm">
          <text:p text:style-name="P1">5 <text:s text:c="6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7cm" svg:height="0.6cm" svg:x="6.897cm" svg:y="4.8cm">
          <text:p text:style-name="P1">6 TD-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cm" svg:height="0.6cm" svg:x="6.897cm" svg:y="5.4cm">
          <text:p text:style-name="P1">7 <text:s text:c="6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cm" svg:height="0.6cm" svg:x="6.897cm" svg:y="6cm">
          <text:p text:style-name="P1">8 <text:s text:c="5"/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3.6cm" svg:y1="2.1cm" svg:x2="6.897cm" svg:y2="2.1cm" draw:start-shape="id1" draw:start-glue-point="1" draw:end-shape="id2" draw:end-glue-point="3" svg:d="M3600 2100h3297" svg:viewBox="0 0 3298 1">
          <text:p/>
        </draw:connector>
        <draw:connector draw:style-name="gr2" draw:text-style-name="P3" draw:layer="layout" draw:type="line" svg:x1="3.6cm" svg:y1="2.7cm" svg:x2="6.897cm" svg:y2="2.7cm" draw:start-shape="id3" draw:start-glue-point="1" draw:end-shape="id4" draw:end-glue-point="3" svg:d="M3600 2700h3297" svg:viewBox="0 0 3298 1">
          <text:p/>
        </draw:connector>
        <draw:connector draw:style-name="gr2" draw:text-style-name="P3" draw:layer="layout" draw:type="line" svg:x1="3.6cm" svg:y1="3.3cm" svg:x2="6.897cm" svg:y2="3.3cm" draw:start-shape="id5" draw:start-glue-point="1" draw:end-shape="id6" draw:end-glue-point="3" svg:d="M3600 3300h3297" svg:viewBox="0 0 3298 1">
          <text:p/>
        </draw:connector>
        <draw:connector draw:style-name="gr2" draw:text-style-name="P3" draw:layer="layout" draw:type="line" svg:x1="3.6cm" svg:y1="5.1cm" svg:x2="6.897cm" svg:y2="5.1cm" draw:start-shape="id7" draw:start-glue-point="1" draw:end-shape="id8" draw:end-glue-point="3" svg:d="M3600 5100h3297" svg:viewBox="0 0 3298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8T00:55:57.424000000</meta:creation-date>
    <dc:date>2016-07-28T01:15:22.989000000</dc:date>
    <meta:editing-duration>PT4M5S</meta:editing-duration>
    <meta:editing-cycles>1</meta:editing-cycles>
    <meta:document-statistic meta:object-count="20"/>
    <meta:generator>LibreOffice/5.0.4.2$Windows_x86 LibreOffice_project/2b9802c1994aa0b7dc6079e128979269cf95bc78</meta:generator>
  </office:meta>
</office:document-meta>
</file>